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uvpostbl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0_0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ee0_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0_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e0_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ee1_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e1_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ee1_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ee1_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536" calcext:value-type="float">
            <text:p>1536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e2_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ee2_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ee2_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e2_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e3_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ee3_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ee3_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ee3_3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ope0_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ope0_r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lope1_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lope1_r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60" calcext:value-type="float">
            <text:p>2560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ope2_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lope2_r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ope3_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lope3_r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60" calcext:value-type="float">
            <text:p>2560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ll0</text:p>
          </table:table-cell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ll1</text:p>
          </table:table-cell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3072" calcext:value-type="float">
            <text:p>307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ll2</text:p>
          </table:table-cell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ll3</text:p>
          </table:table-cell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ss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72" calcext:value-type="float">
            <text:p>307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ss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ss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72" calcext:value-type="float">
            <text:p>3072</text:p>
          </table:table-cell>
          <table:table-cell office:value-type="float" office:value="1280" calcext:value-type="float">
            <text:p>128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ass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72" calcext:value-type="float">
            <text:p>3072</text:p>
          </table:table-cell>
          <table:table-cell office:value-type="float" office:value="1792" calcext:value-type="float">
            <text:p>179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cooter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cooter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ooter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0_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r0_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r0_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3_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r3_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r3_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84" calcext:value-type="float">
            <text:p>358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use0_0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use0_0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use0_1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024" calcext:value-type="float">
            <text:p>1024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use0_1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536" calcext:value-type="float">
            <text:p>1536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use0_2l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048" calcext:value-type="float">
            <text:p>2048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use0_2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048" calcext:value-type="float">
            <text:p>2048</text:p>
          </table:table-cell>
          <table:table-cell office:value-type="float" office:value="2816" calcext:value-type="float">
            <text:p>281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use2_0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use2_0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office:value-type="float" office:value="2944" calcext:value-type="float">
            <text:p>2944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use2_1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024" calcext:value-type="float">
            <text:p>1024</text:p>
          </table:table-cell>
          <table:table-cell office:value-type="float" office:value="2944" calcext:value-type="float">
            <text:p>2944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use2_1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536" calcext:value-type="float">
            <text:p>1536</text:p>
          </table:table-cell>
          <table:table-cell office:value-type="float" office:value="2944" calcext:value-type="float">
            <text:p>2944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use2_2l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use2_2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048" calcext:value-type="float">
            <text:p>2048</text:p>
          </table:table-cell>
          <table:table-cell office:value-type="float" office:value="3328" calcext:value-type="float">
            <text:p>33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use3_0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use3_0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office:value-type="float" office:value="3328" calcext:value-type="float">
            <text:p>3328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use3_1l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024" calcext:value-type="float">
            <text:p>1024</text:p>
          </table:table-cell>
          <table:table-cell office:value-type="float" office:value="3328" calcext:value-type="float">
            <text:p>3328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use3_1r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536" calcext:value-type="float">
            <text:p>1536</text:p>
          </table:table-cell>
          <table:table-cell office:value-type="float" office:value="3328" calcext:value-type="float">
            <text:p>3328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use3_2l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use3_2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560" calcext:value-type="float">
            <text:p>2560</text:p>
          </table:table-cell>
          <table:table-cell office:value-type="float" office:value="2816" calcext:value-type="float">
            <text:p>281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am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72" calcext:value-type="float">
            <text:p>3072</text:p>
          </table:table-cell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rowr2l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584" calcext:value-type="float">
            <text:p>3584</text:p>
          </table:table-cell>
          <table:table-cell office:value-type="float" office:value="3712" calcext:value-type="float">
            <text:p>3712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rowl2r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840" calcext:value-type="float">
            <text:p>3840</text:p>
          </table:table-cell>
          <table:table-cell office:value-type="float" office:value="3712" calcext:value-type="float">
            <text:p>3712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li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28" calcext:value-type="float">
            <text:p>3328</text:p>
          </table:table-cell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li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456" calcext:value-type="float">
            <text:p>3456</text:p>
          </table:table-cell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ad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176" calcext:value-type="float">
            <text:p>2176</text:p>
          </table:table-cell>
          <table:table-cell office:value-type="float" office:value="3712" calcext:value-type="float">
            <text:p>371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ad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688" calcext:value-type="float">
            <text:p>2688</text:p>
          </table:table-cell>
          <table:table-cell office:value-type="float" office:value="3712" calcext:value-type="float">
            <text:p>371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ad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6376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00/00/00</text:date>, <text:time style:data-style-name="N2" text:time-value="08:59:51.1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0T09:47:14.166000000</dc:date>
    <meta:editing-duration>PT49M30S</meta:editing-duration>
    <meta:editing-cycles>7</meta:editing-cycles>
    <meta:generator>LibreOffice/24.2.1.2$Windows_X86_64 LibreOffice_project/db4def46b0453cc22e2d0305797cf981b68ef5ac</meta:generator>
    <meta:document-statistic meta:table-count="1" meta:cell-count="544" meta:object-count="0"/>
  </office:meta>
</office:document-meta>
</file>